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666666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9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1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3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9" style:family="graphic" style:parent-style-name="standard">
      <style:graphic-properties svg:stroke-width="0.05cm" svg:stroke-color="#333333" draw:marker-start-width="0.275cm" draw:marker-end-width="0.275cm" draw:fill="solid" draw:fill-color="#eeeee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width="0.05cm" svg:stroke-color="#333333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24" style:family="graphic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3" style:family="paragraph">
      <style:text-properties fo:color="#b2b2b2" style:font-name="Droid Sans" fo:font-weight="normal" style:font-weight-asian="normal" style:font-weight-complex="normal"/>
    </style:style>
    <style:style style:name="P4" style:family="paragraph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color="#b2b2b2" style:font-name="Droid Sans" fo:font-size="18pt" fo:font-weight="normal" style:font-weight-asian="normal" style:font-weight-complex="normal"/>
    </style:style>
    <style:style style:name="P9" style:family="paragraph">
      <style:text-properties style:font-name="Droid Sans" fo:font-size="12pt" style:font-size-asian="12pt" style:font-size-complex="12pt"/>
    </style:style>
    <style:style style:name="P10" style:family="paragraph">
      <style:text-properties style:font-name="Droid Sans" fo:font-size="11pt" style:font-size-asian="11pt" style:font-size-complex="11pt"/>
    </style:style>
    <style:style style:name="P11" style:family="paragraph"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style:font-name="Droid Sans" fo:font-size="16pt" style:font-size-asian="16pt" style:font-size-complex="16pt"/>
    </style:style>
    <style:style style:name="P13" style:family="paragraph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P14" style:family="paragraph"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color="#ff0000" style:font-name="Droid Sans" fo:font-size="12pt" style:font-size-asian="12pt" style:font-size-complex="12pt"/>
    </style:style>
    <style:style style:name="P16" style:family="paragraph"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18" style:family="paragraph"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19" style:family="paragraph">
      <style:paragraph-properties fo:text-align="center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>
      <style:paragraph-properties fo:text-align="center"/>
      <style:text-properties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>
      <style:paragraph-properties fo:text-align="center"/>
      <style:text-properties fo:color="#ffffff" fo:font-size="20pt" style:text-underline-style="none" fo:font-weight="bold" style:font-size-asian="20pt" style:font-weight-asian="bold" style:font-size-complex="20pt" style:font-weight-complex="bold"/>
    </style:style>
    <style:style style:name="P23" style:family="paragraph">
      <style:paragraph-properties fo:text-align="start"/>
      <style:text-properties fo:color="#dddddd" fo:font-size="12pt" style:font-size-asian="12pt" style:font-size-complex="12pt"/>
    </style:style>
    <style:style style:name="P24" style:family="paragraph">
      <style:paragraph-properties fo:text-align="start"/>
      <style:text-properties fo:color="#dddddd" style:font-name="Droid Sans" fo:font-size="12pt" style:font-size-asian="12pt" style:font-size-complex="12pt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Droid Sans" fo:font-size="12pt" style:font-size-asian="12pt" style:font-size-complex="12pt"/>
    </style:style>
    <style:style style:name="T6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color="#ff0000" style:font-name="Droid Sans" fo:font-size="10pt" style:font-size-asian="10pt" style:font-size-complex="10pt"/>
    </style:style>
    <style:style style:name="T9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1c1c1c"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ffffff" style:font-name="Droid Sans" fo:font-size="20pt" style:text-underline-style="none" fo:font-weight="bold" style:font-size-asian="20pt" style:font-weight-asian="bold" style:font-size-complex="20pt" style:font-weight-complex="bold"/>
    </style:style>
    <style:style style:name="T13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5.192cm" svg:x="0cm" svg:y="7.4cm">
          <draw:text-box>
            <text:p text:style-name="P1"><text:span text:style-name="T1">Revue de lancement</text:span></text:p>
            <text:p text:style-name="P1"><text:span text:style-name="T1">-</text:span></text:p>
            <text:p text:style-name="P1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2" draw:text-style-name="P4" draw:layer="layout" svg:width="20.4cm" svg:height="1.081cm" svg:x="1.6cm" svg:y="4.519cm">
          <draw:text-box>
            <text:p><text:span text:style-name="T3">1) Présentation du sujet</text:span></text:p>
          </draw:text-box>
        </draw:frame>
        <draw:frame draw:style-name="gr2" draw:text-style-name="P4" draw:layer="layout" svg:width="20.4cm" svg:height="1.081cm" svg:x="1.6cm" svg:y="7.4cm">
          <draw:text-box>
            <text:p><text:span text:style-name="T3">2) Construction de la solution au projet</text:span></text:p>
          </draw:text-box>
        </draw:frame>
        <draw:frame draw:style-name="gr2" draw:text-style-name="P5" draw:layer="layout" svg:width="18.4cm" svg:height="0.911cm" svg:x="3.6cm" svg:y="8.519cm">
          <draw:text-box>
            <text:p><text:span text:style-name="T4">a) Détails associés à la spécification du besoin client</text:span></text:p>
          </draw:text-box>
        </draw:frame>
        <draw:frame draw:style-name="gr2" draw:text-style-name="P5" draw:layer="layout" svg:width="18.4cm" svg:height="0.911cm" svg:x="3.6cm" svg:y="9.489cm">
          <draw:text-box>
            <text:p><text:span text:style-name="T4">b) Description de la solution technique</text:span></text:p>
          </draw:text-box>
        </draw:frame>
        <draw:frame draw:style-name="gr2" draw:text-style-name="P4" draw:layer="layout" svg:width="20.4cm" svg:height="1.081cm" svg:x="1.6cm" svg:y="12.689cm">
          <draw:text-box>
            <text:p><text:span text:style-name="T3">3) Mise en place du processus de développement</text:span></text:p>
          </draw:text-box>
        </draw:frame>
        <draw:frame draw:style-name="gr2" draw:text-style-name="P5" draw:layer="layout" svg:width="18.4cm" svg:height="0.911cm" svg:x="3.6cm" svg:y="13.808cm">
          <draw:text-box>
            <text:p><text:span text:style-name="T4">a) Organisation de l'équipe projet</text:span></text:p>
          </draw:text-box>
        </draw:frame>
        <draw:frame draw:style-name="gr2" draw:text-style-name="P5" draw:layer="layout" svg:width="18.4cm" svg:height="0.911cm" svg:x="3.6cm" svg:y="14.778cm">
          <draw:text-box>
            <text:p><text:span text:style-name="T4">b) Planning du développement</text:span></text:p>
          </draw:text-box>
        </draw:frame>
        <draw:frame draw:style-name="gr2" draw:text-style-name="P5" draw:layer="layout" svg:width="18.4cm" svg:height="0.911cm" svg:x="3.6cm" svg:y="10.4cm">
          <draw:text-box>
            <text:p><text:span text:style-name="T4">c) Stratégie qualité appliquée aux livraisons</text:span></text:p>
          </draw:text-box>
        </draw:frame>
        <draw:frame draw:style-name="gr2" draw:text-style-name="P5" draw:layer="layout" svg:width="18.4cm" svg:height="0.911cm" svg:x="3.6cm" svg:y="15.689cm">
          <draw:text-box>
            <text:p><text:span text:style-name="T4">c) Risques et aspects préventi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cm" svg:height="0.996cm" svg:x="0cm" svg:y="0.604cm">
          <draw:text-box>
            <text:p text:style-name="P7"><text:span text:style-name="T2">Présentation du sujet</text:span></text:p>
          </draw:text-box>
        </draw:frame>
        <draw:frame draw:style-name="gr2" draw:text-style-name="P10" draw:layer="layout" svg:width="3.2cm" svg:height="0.747cm" svg:x="9.8cm" svg:y="6.653cm">
          <draw:text-box>
            <text:p text:style-name="P9"><text:span text:style-name="T5">Envoi d'un log</text:span></text:p>
          </draw:text-box>
        </draw:frame>
        <draw:frame draw:style-name="gr2" draw:text-style-name="P11" draw:layer="layout" svg:width="5.2cm" svg:height="0.911cm" svg:x="4cm" svg:y="4.689cm">
          <draw:text-box>
            <text:p text:style-name="P11"><text:span text:style-name="T6">Applicatif</text:span></text:p>
          </draw:text-box>
        </draw:frame>
        <draw:custom-shape draw:style-name="gr6" draw:text-style-name="P12" draw:layer="layout" svg:width="9.2cm" svg:height="8.8cm" svg:x="14.8cm" svg:y="5.6cm">
          <text:p text:style-name="P12"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9.2cm" svg:height="0.911cm" svg:x="14.8cm" svg:y="4.689cm">
          <draw:text-box>
            <text:p text:style-name="P11"><text:span text:style-name="T6">SmartLogger</text:span></text:p>
          </draw:text-box>
        </draw:frame>
        <draw:frame draw:style-name="gr8" draw:text-style-name="P14" draw:layer="layout" svg:width="8.8cm" svg:height="1.411cm" svg:x="0.8cm" svg:y="2.8cm">
          <draw:text-box>
            <text:p text:style-name="P13"><text:span text:style-name="T7">Schéma du fonctionnement souhaité</text:span></text:p>
          </draw:text-box>
        </draw:frame>
        <draw:custom-shape draw:style-name="gr9" draw:text-style-name="P1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draw:layer="layout" svg:width="4.399cm" svg:height="1.192cm" svg:x="9.401cm" svg:y="7.808cm">
          <draw:text-box>
            <text:p text:style-name="P15"><text:span text:style-name="T8">Apache Kafka, Shinken,</text:span></text:p>
            <text:p text:style-name="P15"><text:span text:style-name="T8">Logstash</text:span></text:p>
          </draw:text-box>
        </draw:frame>
        <draw:custom-shape draw:style-name="gr9" draw:text-style-name="P1" draw:layer="layout" svg:width="5cm" svg:height="0.6cm" svg:x="9.4cm" svg:y="12.8cm">
          <text:p/>
          <draw:enhanced-geometry svg:viewBox="0 0 21600 21600" draw:text-areas="0 ?f0 ?f5 ?f2" draw:mirror-horizontal="true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4cm" svg:height="0.747cm" svg:x="10.2cm" svg:y="12.253cm">
          <draw:text-box>
            <text:p text:style-name="P9"><text:span text:style-name="T5">Levée d'une alerte</text:span></text:p>
          </draw:text-box>
        </draw:frame>
        <draw:frame draw:style-name="gr10" draw:text-style-name="P15" draw:layer="layout" svg:width="3.4cm" svg:height="1.192cm" svg:x="10.2cm" svg:y="13.408cm">
          <draw:text-box>
            <text:p text:style-name="P15"><text:span text:style-name="T8">Mail, Slack, SMS</text:span></text:p>
          </draw:text-box>
        </draw:frame>
        <draw:custom-shape draw:style-name="gr11" draw:text-style-name="P12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3.6cm" svg:height="0.911cm" svg:x="5.8cm" svg:y="14.6cm">
          <draw:text-box>
            <text:p text:style-name="P16"><text:span text:style-name="T9">Opérateur</text:span></text:p>
          </draw:text-box>
        </draw:frame>
        <draw:line draw:style-name="gr13" draw:text-style-name="P1" draw:layer="layout" svg:x1="7.6cm" svg:y1="13.6cm" svg:x2="7cm" svg:y2="14.4cm">
          <text:p/>
        </draw:line>
        <draw:line draw:style-name="gr13" draw:text-style-name="P1" draw:layer="layout" svg:x1="7.6cm" svg:y1="13.6cm" svg:x2="8.2cm" svg:y2="14.4cm">
          <text:p/>
        </draw:line>
        <draw:line draw:style-name="gr13" draw:text-style-name="P1" draw:layer="layout" svg:x1="7.6cm" svg:y1="13.6cm" svg:x2="7.6cm" svg:y2="12.4cm">
          <text:p/>
        </draw:line>
        <draw:custom-shape draw:style-name="gr14" draw:text-style-name="P1" draw:layer="layout" svg:width="0.8cm" svg:height="0.8cm" svg:x="7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8.4cm" svg:y1="13cm" svg:x2="6.8cm" svg:y2="13cm">
          <text:p/>
        </draw:line>
        <draw:custom-shape draw:style-name="gr15" draw:text-style-name="P1" draw:layer="layout" svg:width="4.4cm" svg:height="4.4cm" svg:x="16.4cm" svg:y="9.2cm">
          <text:p text:style-name="P1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1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16" draw:text-style-name="P17" draw:layer="layout" svg:width="4.4cm" svg:height="1.111cm" svg:x="15.6cm" svg:y="12.6cm">
          <draw:text-box>
            <text:p text:style-name="P17"><text:span text:style-name="T10">Analyse</text:span></text:p>
          </draw:text-box>
        </draw:frame>
        <draw:frame draw:style-name="gr17" draw:text-style-name="P17" draw:layer="layout" svg:width="4.4cm" svg:height="1.6cm" svg:x="19.4cm" svg:y="6.6cm">
          <draw:text-box>
            <text:p text:style-name="P17"><text:span text:style-name="T10">Apprentissage</text:span></text:p>
          </draw:text-box>
        </draw:frame>
        <draw:frame draw:style-name="gr2" draw:text-style-name="P9" draw:layer="layout" svg:width="23.8cm" svg:height="0.747cm" svg:x="1.4cm" svg:y="17.429cm">
          <draw:text-box>
            <text:p text:style-name="P9"><text:span text:style-name="T5">Alerter l'utilisateur sur des données en provenance d'applicatifs défectueux, dans l'optique de faciliter leurs correctifs</text:span></text:p>
          </draw:text-box>
        </draw:frame>
        <draw:frame draw:style-name="gr18" draw:text-style-name="P18" draw:layer="layout" svg:width="9.8cm" svg:height="1.571cm" svg:x="1cm" svg:y="16.629cm">
          <draw:text-box>
            <text:p text:style-name="P13"><text:span text:style-name="T7">En quelques mots, SmartLogger doit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cm" svg:height="0.996cm" svg:x="0cm" svg:y="0.604cm">
          <draw:text-box>
            <text:p text:style-name="P7"><text:span text:style-name="T2">Présentation du sujet</text:span></text:p>
          </draw:text-box>
        </draw:frame>
        <draw:custom-shape draw:style-name="gr19" draw:text-style-name="P20" draw:layer="layout" svg:width="7.4cm" svg:height="2.6cm" svg:x="2.4cm" svg:y="3.2cm">
          <text:p text:style-name="P19"><text:span text:style-name="T11">Garantir l'utilisabilité </text:span></text:p>
          <text:p text:style-name="P19"><text:span text:style-name="T11">du système </text:span></text:p>
          <text:p text:style-name="P19"><text:span text:style-name="T11">avec certains types de log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.4cm" svg:height="2.6cm" svg:x="1cm" svg:y="8.8cm">
          <text:p text:style-name="P19"><text:span text:style-name="T11">Autoriser l'emploi </text:span></text:p>
          <text:p text:style-name="P19"><text:span text:style-name="T11">de plusieurs </text:span></text:p>
          <text:p text:style-name="P19"><text:span text:style-name="T11">méthodes d'analys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.4cm" svg:height="2.6cm" svg:x="2.4cm" svg:y="14.4cm">
          <text:p text:style-name="P19"><text:span text:style-name="T11">Offrir la capacité</text:span></text:p>
          <text:p text:style-name="P19"><text:span text:style-name="T11">d'apprentissage au systèm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.4cm" svg:height="2.6cm" svg:x="19cm" svg:y="8.8cm">
          <text:p text:style-name="P19"><text:span text:style-name="T11">Autoriser l'emploi </text:span></text:p>
          <text:p text:style-name="P19"><text:span text:style-name="T11">de plusieurs </text:span></text:p>
          <text:p text:style-name="P19"><text:span text:style-name="T11">méthodes d'analys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.4cm" svg:height="2.6cm" svg:x="17.4cm" svg:y="3.2cm">
          <text:p text:style-name="P19"><text:span text:style-name="T11">Alerter l'utilisateur</text:span></text:p>
          <text:p text:style-name="P19"><text:span text:style-name="T11">à travers certains moyens de</text:span></text:p>
          <text:p text:style-name="P19"><text:span text:style-name="T11">commun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.4cm" svg:height="2.6cm" svg:x="17.6cm" svg:y="14.4cm">
          <text:p text:style-name="P19"><text:span text:style-name="T11">Faciliter toute </text:span></text:p>
          <text:p text:style-name="P19"><text:span text:style-name="T11">modification/reprise </text:span></text:p>
          <text:p text:style-name="P19"><text:span text:style-name="T11">du système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2.4cm" svg:y1="8.8cm" svg:x2="9.8cm" svg:y2="5.8cm">
          <text:p/>
        </draw:line>
        <draw:line draw:style-name="gr20" draw:text-style-name="P1" draw:layer="layout" svg:x1="11.2cm" svg:y1="10cm" svg:x2="8.4cm" svg:y2="10cm">
          <text:p/>
        </draw:line>
        <draw:line draw:style-name="gr20" draw:text-style-name="P1" draw:layer="layout" svg:x1="14.8cm" svg:y1="8.8cm" svg:x2="17.4cm" svg:y2="5.801cm">
          <text:p/>
        </draw:line>
        <draw:line draw:style-name="gr20" draw:text-style-name="P1" draw:layer="layout" svg:x1="16.4cm" svg:y1="10cm" svg:x2="19cm" svg:y2="10cm">
          <text:p/>
        </draw:line>
        <draw:line draw:style-name="gr20" draw:text-style-name="P1" draw:layer="layout" svg:x1="12.4cm" svg:y1="11.2cm" svg:x2="9.8cm" svg:y2="14.4cm">
          <text:p/>
        </draw:line>
        <draw:line draw:style-name="gr20" draw:text-style-name="P1" draw:layer="layout" svg:x1="15cm" svg:y1="11.2cm" svg:x2="17.6cm" svg:y2="14.4cm">
          <text:p/>
        </draw:line>
        <draw:custom-shape draw:style-name="gr21" draw:text-style-name="P22" draw:layer="layout" svg:width="6cm" svg:height="2.8cm" svg:x="10.6cm" svg:y="8.6cm">
          <text:p text:style-name="P22"><text:span text:style-name="T12">Contrai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22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cm" svg:height="0.996cm" svg:x="0cm" svg:y="0.604cm">
          <draw:text-box>
            <text:p text:style-name="P7"><text:span text:style-name="T2">Construction de la solution au projet</text:span></text:p>
          </draw:text-box>
        </draw:frame>
        <draw:frame draw:style-name="gr23" draw:text-style-name="P24" draw:layer="layout" svg:width="28cm" svg:height="0.747cm" svg:x="0cm" svg:y="1.6cm">
          <draw:text-box>
            <text:p text:style-name="P23"><text:span text:style-name="T13">Détails associés à la spécification du besoin cli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24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cm" svg:height="0.996cm" svg:x="0cm" svg:y="0.604cm">
          <draw:text-box>
            <text:p text:style-name="P7"><text:span text:style-name="T2">Construction de la solution au projet</text:span></text:p>
          </draw:text-box>
        </draw:frame>
        <draw:frame draw:style-name="gr23" draw:text-style-name="P24" draw:layer="layout" svg:width="28cm" svg:height="0.747cm" svg:x="0cm" svg:y="1.6cm">
          <draw:text-box>
            <text:p text:style-name="P23"><text:span text:style-name="T13">Description de la solution techniqu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24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cm" svg:height="0.996cm" svg:x="0cm" svg:y="0.604cm">
          <draw:text-box>
            <text:p text:style-name="P7"><text:span text:style-name="T2">Construction de la solution au projet</text:span></text:p>
          </draw:text-box>
        </draw:frame>
        <draw:frame draw:style-name="gr23" draw:text-style-name="P24" draw:layer="layout" svg:width="28cm" svg:height="0.747cm" svg:x="0cm" svg:y="1.6cm">
          <draw:text-box>
            <text:p text:style-name="P23"><text:span text:style-name="T13">Stratégie qualité appliquée aux livrais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24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5.8cm" svg:height="0.996cm" svg:x="0cm" svg:y="0.604cm">
          <draw:text-box>
            <text:p text:style-name="P7"><text:span text:style-name="T2">Mise en place du processus de développement</text:span></text:p>
          </draw:text-box>
        </draw:frame>
        <draw:frame draw:style-name="gr23" draw:text-style-name="P24" draw:layer="layout" svg:width="28cm" svg:height="0.747cm" svg:x="0cm" svg:y="1.6cm">
          <draw:text-box>
            <text:p text:style-name="P23"><text:span text:style-name="T13">Organisation de l'équipe proj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24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5.8cm" svg:height="0.996cm" svg:x="0cm" svg:y="0.604cm">
          <draw:text-box>
            <text:p text:style-name="P7"><text:span text:style-name="T2">Mise en place du processus de développement</text:span></text:p>
          </draw:text-box>
        </draw:frame>
        <draw:frame draw:style-name="gr23" draw:text-style-name="P24" draw:layer="layout" svg:width="28cm" svg:height="0.747cm" svg:x="0cm" svg:y="1.6cm">
          <draw:text-box>
            <text:p text:style-name="P23"><text:span text:style-name="T13">Planning du développe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24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5.8cm" svg:height="0.996cm" svg:x="0cm" svg:y="0.604cm">
          <draw:text-box>
            <text:p text:style-name="P7"><text:span text:style-name="T2">Mise en place du processus de développement</text:span></text:p>
          </draw:text-box>
        </draw:frame>
        <draw:frame draw:style-name="gr23" draw:text-style-name="P24" draw:layer="layout" svg:width="28cm" svg:height="0.747cm" svg:x="0cm" svg:y="1.6cm">
          <draw:text-box>
            <text:p text:style-name="P23"><text:span text:style-name="T13">Risques et aspects préventif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5.8cm" svg:height="0.996cm" svg:x="0cm" svg:y="0.604cm">
          <draw:text-box>
            <text:p text:style-name="P7"><text:span text:style-name="T2">Le mot de la fin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1-27T09:23:34.260300635</dc:date>
    <meta:editing-duration>PT4H11M17S</meta:editing-duration>
    <meta:editing-cycles>129</meta:editing-cycles>
    <meta:generator>LibreOffice/4.2.8.2$Linux_X86_64 LibreOffice_project/420m0$Build-2</meta:generator>
    <meta:document-statistic meta:object-count="133"/>
  </office:meta>
</office:document-meta>
</file>